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6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30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38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40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41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46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c2b6" officeooo:paragraph-rsid="0024c2b6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transparent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5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6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6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70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71" style:family="paragraph" style:parent-style-name="Standard" style:list-style-name="L14">
      <style:paragraph-properties fo:text-align="justify" style:justify-single-word="false"/>
      <style:text-properties officeooo:paragraph-rsid="0021a0c4"/>
    </style:style>
    <style:style style:name="P72" style:family="paragraph" style:parent-style-name="Standard" style:list-style-name="L15">
      <style:paragraph-properties fo:text-align="justify" style:justify-single-word="false"/>
      <style:text-properties officeooo:paragraph-rsid="0021d944"/>
    </style:style>
    <style:style style:name="P73" style:family="paragraph" style:parent-style-name="Standard">
      <style:paragraph-properties fo:text-align="justify" style:justify-single-word="false"/>
      <style:text-properties officeooo:paragraph-rsid="0021d944"/>
    </style:style>
    <style:style style:name="P74" style:family="paragraph" style:parent-style-name="Standard" style:list-style-name="L16">
      <style:paragraph-properties fo:text-align="justify" style:justify-single-word="false"/>
      <style:text-properties officeooo:paragraph-rsid="0021ffd7"/>
    </style:style>
    <style:style style:name="P75" style:family="paragraph" style:parent-style-name="Standard" style:list-style-name="L17">
      <style:paragraph-properties fo:text-align="justify" style:justify-single-word="false"/>
      <style:text-properties officeooo:paragraph-rsid="0021ffd7"/>
    </style:style>
    <style:style style:name="P76" style:family="paragraph" style:parent-style-name="Standard" style:list-style-name="L18">
      <style:paragraph-properties fo:text-align="justify" style:justify-single-word="false"/>
      <style:text-properties officeooo:paragraph-rsid="0022a4d2"/>
    </style:style>
    <style:style style:name="P77" style:family="paragraph" style:parent-style-name="Standard">
      <style:paragraph-properties fo:text-align="justify" style:justify-single-word="false"/>
      <style:text-properties officeooo:paragraph-rsid="0022a4d2"/>
    </style:style>
    <style:style style:name="P78" style:family="paragraph" style:parent-style-name="Standard" style:list-style-name="L21">
      <style:paragraph-properties fo:text-align="justify" style:justify-single-word="false"/>
      <style:text-properties officeooo:paragraph-rsid="0022e94c"/>
    </style:style>
    <style:style style:name="P79" style:family="paragraph" style:parent-style-name="Standard" style:list-style-name="L22">
      <style:paragraph-properties fo:text-align="justify" style:justify-single-word="false"/>
      <style:text-properties officeooo:paragraph-rsid="0024b75d"/>
    </style:style>
    <style:style style:name="P80" style:family="paragraph" style:parent-style-name="Standard">
      <style:paragraph-properties fo:text-align="justify" style:justify-single-word="false"/>
      <style:text-properties officeooo:paragraph-rsid="0024b75d"/>
    </style:style>
    <style:style style:name="P81" style:family="paragraph" style:parent-style-name="Standard" style:list-style-name="L14">
      <style:paragraph-properties fo:text-align="justify" style:justify-single-word="false"/>
      <style:text-properties style:text-underline-style="none" fo:font-weight="normal" officeooo:paragraph-rsid="0021a0c4" fo:background-color="transparent" style:font-weight-asian="normal" style:font-weight-complex="normal"/>
    </style:style>
    <style:style style:name="P8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83" style:family="paragraph" style:parent-style-name="Standard" style:list-style-name="L19">
      <style:paragraph-properties fo:text-align="justify" style:justify-single-word="false"/>
      <style:text-properties officeooo:rsid="0022a4d2" officeooo:paragraph-rsid="0022a4d2"/>
    </style:style>
    <style:style style:name="P84" style:family="paragraph" style:parent-style-name="Standard">
      <style:paragraph-properties fo:text-align="justify" style:justify-single-word="false"/>
      <style:text-properties officeooo:rsid="0022a4d2" officeooo:paragraph-rsid="0022a4d2"/>
    </style:style>
    <style:style style:name="P8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86" style:family="paragraph" style:parent-style-name="Standard" style:list-style-name="L21">
      <style:paragraph-properties fo:text-align="justify" style:justify-single-word="false"/>
      <style:text-properties officeooo:rsid="0022e94c" officeooo:paragraph-rsid="0022e94c"/>
    </style:style>
    <style:style style:name="P87" style:family="paragraph" style:parent-style-name="Standard">
      <style:paragraph-properties fo:text-align="justify" style:justify-single-word="false"/>
      <style:text-properties officeooo:rsid="0022e94c" officeooo:paragraph-rsid="0022e94c"/>
    </style:style>
    <style:style style:name="P88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22e94c" officeooo:paragraph-rsid="0022e94c" fo:background-color="#1e1e1e" style:font-size-asian="10pt" style:font-size-complex="10pt"/>
    </style:style>
    <style:style style:name="P8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0" style:family="paragraph" style:parent-style-name="Standard">
      <style:paragraph-properties style:line-height-at-least="0.503cm"/>
    </style:style>
    <style:style style:name="P91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officeooo:rsid="0019fd8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1ffd7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2a4d2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style:font-name="Bitstream Vera Sans Mono" fo:font-size="12pt" style:text-underline-style="none" fo:font-weight="normal" officeooo:rsid="0022e94c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style:font-name="Bitstream Vera Sans Mono" fo:font-size="12pt" style:text-underline-style="none" fo:font-weight="normal" officeooo:rsid="0024b75d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12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3" style:family="text">
      <style:text-properties style:font-name="Bitstream Vera Sans Mono" fo:font-size="12pt" style:text-underline-style="none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style:font-name="Bitstream Vera Sans Mono" fo:font-size="12pt" officeooo:rsid="0019fd8e" style:font-size-asian="10.5pt" style:font-size-complex="12pt"/>
    </style:style>
    <style:style style:name="T15" style:family="text">
      <style:text-properties style:font-name="Bitstream Vera Sans Mono" style:text-underline-style="none" fo:background-color="transparent" loext:char-shading-value="0" style:font-weight-asian="normal" style:font-weight-complex="normal"/>
    </style:style>
    <style:style style:name="T16" style:family="text">
      <style:text-properties style:font-name="Bitstream Vera Sans Mono" style:text-underline-style="none" fo:font-weight="normal" fo:background-color="transparent" loext:char-shading-value="0" style:font-weight-asian="normal" style:font-weight-complex="normal"/>
    </style:style>
    <style:style style:name="T17" style:family="text">
      <style:text-properties officeooo:rsid="00140c7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9cdcfe"/>
    </style:style>
    <style:style style:name="T21" style:family="text">
      <style:text-properties fo:color="#9cdcfe" style:font-name="Droid Sans Mono" fo:font-size="10.5pt" fo:font-weight="normal" fo:background-color="#1e1e1e" loext:char-shading-value="0"/>
    </style:style>
    <style:style style:name="T22" style:family="text">
      <style:text-properties fo:color="#9cdcfe" style:font-name="Droid Sans Mono" fo:font-weight="normal" fo:background-color="#1e1e1e" loext:char-shading-value="0"/>
    </style:style>
    <style:style style:name="T23" style:family="text">
      <style:text-properties fo:color="#d4d4d4"/>
    </style:style>
    <style:style style:name="T24" style:family="text">
      <style:text-properties fo:color="#d4d4d4" style:font-name="Droid Sans Mono" fo:font-size="10.5pt" fo:font-weight="normal" fo:background-color="#1e1e1e" loext:char-shading-value="0"/>
    </style:style>
    <style:style style:name="T25" style:family="text">
      <style:text-properties fo:color="#d4d4d4" style:font-name="Droid Sans Mono" fo:font-weight="normal" fo:background-color="#1e1e1e" loext:char-shading-value="0"/>
    </style:style>
    <style:style style:name="T26" style:family="text">
      <style:text-properties fo:color="#dcdcaa"/>
    </style:style>
    <style:style style:name="T27" style:family="text">
      <style:text-properties fo:color="#dcdcaa" style:font-name="Droid Sans Mono" fo:font-size="10.5pt" fo:font-weight="normal" fo:background-color="#1e1e1e" loext:char-shading-value="0"/>
    </style:style>
    <style:style style:name="T28" style:family="text">
      <style:text-properties fo:color="#dcdcaa" style:font-name="Droid Sans Mono" fo:font-weight="normal" fo:background-color="#1e1e1e" loext:char-shading-value="0"/>
    </style:style>
    <style:style style:name="T29" style:family="text">
      <style:text-properties fo:color="#ce9178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6a9955"/>
    </style:style>
    <style:style style:name="T34" style:family="text">
      <style:text-properties fo:color="#b5cea8"/>
    </style:style>
    <style:style style:name="T35" style:family="text">
      <style:text-properties officeooo:rsid="0021a0c4"/>
    </style:style>
    <style:style style:name="T36" style:family="text">
      <style:text-properties fo:background-color="#ffffff"/>
    </style:style>
    <style:style style:name="T37" style:family="text">
      <style:text-properties fo:color="#4fc1ff"/>
    </style:style>
    <style:style style:name="T38" style:family="text">
      <style:text-properties fo:color="#4fc1ff" style:font-name="Droid Sans Mono" fo:font-size="10.5pt" fo:font-weight="normal" fo:background-color="#1e1e1e" loext:char-shading-value="0"/>
    </style:style>
    <style:style style:name="T39" style:family="text">
      <style:text-properties fo:color="#4fc1ff" style:font-name="Droid Sans Mono" fo:font-weight="normal" fo:background-color="#1e1e1e" loext:char-shading-value="0"/>
    </style:style>
    <style:style style:name="T40" style:family="text">
      <style:text-properties fo:color="#4ec9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16"><text:span text:style-name="T1">O guia estelar de </text:span><text:span text:style-name="T2">JavaScript</text:span></text:p>
      <text:p text:style-name="P2">Introdução</text:p>
      <text:list xml:id="list2101309767" text:style-name="L1">
        <text:list-item>
          <text:p text:style-name="P33">Abertura</text:p>
        </text:list-item>
      </text:list>
      <text:p text:style-name="P7">Vamos aprender sobre programação e Java Script. O que é o JavaScript, para o que ele serve, primeiros passos, tipos de dados, variáveis, prática, funções, manipulações de dados, expressões.</text:p>
      <text:p text:style-name="P7"/>
      <text:list xml:id="list75721675203165" text:continue-numbering="true" text:style-name="L1">
        <text:list-item>
          <text:p text:style-name="P33">JavaScript</text:p>
        </text:list-item>
      </text:list>
      <text:list xml:id="list1798833396" text:style-name="L2">
        <text:list-item>
          <text:p text:style-name="P42">JavaScript <text:span text:style-name="T17">Core</text:span></text:p>
          <text:list>
            <text:list-item>
              <text:p text:style-name="P47">linguagem de programação que roda Navegador do usuário (front-end):</text:p>
              <text:list>
                <text:list-item>
                  <text:p text:style-name="P47">Se você clicar em algum botão da página e aparece uma janela. Isso é o JavaScript.</text:p>
                </text:list-item>
                <text:list-item>
                  <text:p text:style-name="P48">Alteração do site ou aplicativo, conforme a interação do usuário.</text:p>
                </text:list-item>
              </text:list>
            </text:list-item>
            <text:list-item>
              <text:p text:style-name="P48">Roda também no computador (back-end)</text:p>
            </text:list-item>
          </text:list>
        </text:list-item>
        <text:list-item>
          <text:p text:style-name="P42">O que podemos fazer?</text:p>
          <text:list>
            <text:list-item>
              <text:p text:style-name="P48">Podemos criar aplicações web, mobile (React Native), desktop (Electron);</text:p>
            </text:list-item>
            <text:list-item>
              <text:p text:style-name="P48">Empresas famosas que usam:</text:p>
              <text:list>
                <text:list-item>
                  <text:p text:style-name="P48">Facebook (Instagram, WhatsApp);</text:p>
                </text:list-item>
                <text:list-item>
                  <text:p text:style-name="P48">Google (Youtube, Gmail, Drive);</text:p>
                </text:list-item>
                <text:list-item>
                  <text:p text:style-name="P48">Uber;</text:p>
                </text:list-item>
                <text:list-item>
                  <text:p text:style-name="P48">Netflix</text:p>
                </text:list-item>
                <text:list-item>
                  <text:p text:style-name="P48">TikTok</text:p>
                </text:list-item>
                <text:list-item>
                  <text:p text:style-name="P48">…</text:p>
                </text:list-item>
              </text:list>
            </text:list-item>
            <text:list-item>
              <text:p text:style-name="P48">99.99% dos sites na web usam JavaScript;</text:p>
            </text:list-item>
            <text:list-item>
              <text:p text:style-name="P48">Linguagem obrigatória para quem programa o Front-end Web.</text:p>
            </text:list-item>
          </text:list>
        </text:list-item>
        <text:list-item>
          <text:p text:style-name="P43">Evolução</text:p>
          <text:list>
            <text:list-item>
              <text:p text:style-name="P47">A comunidade cresce cada vez mais e a linguagem está sempre evoluindo.</text:p>
            </text:list-item>
          </text:list>
        </text:list-item>
        <text:list-item>
          <text:p text:style-name="P43">O que vamos ver o curso?</text:p>
          <text:list>
            <text:list-item>
              <text:p text:style-name="P47">Tipos de dados</text:p>
            </text:list-item>
            <text:list-item>
              <text:p text:style-name="P47">Variáveis</text:p>
            </text:list-item>
            <text:list-item>
              <text:p text:style-name="P47">Funções</text:p>
            </text:list-item>
            <text:list-item>
              <text:p text:style-name="P47">Condicionais</text:p>
            </text:list-item>
            <text:list-item>
              <text:p text:style-name="P47">Estruturas de repetição</text:p>
            </text:list-item>
            <text:list-item>
              <text:p text:style-name="P47">…</text:p>
            </text:list-item>
          </text:list>
        </text:list-item>
        <text:list-item>
          <text:p text:style-name="P43">Como vai funcionar a dinâmica do curso?</text:p>
          <text:list>
            <text:list-item>
              <text:p text:style-name="P47">Treino de futebol</text:p>
            </text:list-item>
            <text:list-item>
              <text:p text:style-name="P47">Treino de artes marciais</text:p>
            </text:list-item>
            <text:list-item>
              <text:p text:style-name="P47">Conceitos e fundamentos</text:p>
            </text:list-item>
            <text:list-item>
              <text:p text:style-name="P47">Prática</text:p>
            </text:list-item>
            <text:list-item>
              <text:p text:style-name="P47">Revisão</text:p>
            </text:list-item>
          </text:list>
        </text:list-item>
      </text:list>
      <text:p text:style-name="P5"/>
      <text:p text:style-name="P31">Guias estelares</text:p>
      <text:p text:style-name="P17"><text:span text:style-name="T1">O guia estelar de </text:span><text:span text:style-name="T2">JavaScript</text:span></text:p>
      <text:p text:style-name="P3">Primeiros Passos</text:p>
      <text:list xml:id="list2464287923" text:style-name="L3">
        <text:list-item>
          <text:p text:style-name="P34">Sintaxe</text:p>
        </text:list-item>
      </text:list>
      <text:list xml:id="list160067921" text:style-name="L4">
        <text:list-item>
          <text:p text:style-name="P44">A importância da Sintaxe<text:span text:style-name="T18"> – escrever texto de uma maneira correta.</text:span></text:p>
          <text:list>
            <text:list-item>
              <text:p text:style-name="P49">Toda linguagem tem;</text:p>
            </text:list-item>
            <text:list-item>
              <text:p text:style-name="P49">Uma boa comunicação necessita de uma boa sintaxe;</text:p>
            </text:list-item>
            <text:list-item>
              <text:p text:style-name="P49">82% dos erros para iniciantes programação</text:p>
            </text:list-item>
          </text:list>
        </text:list-item>
      </text:list>
      <text:p text:style-name="P8"/>
      <text:p text:style-name="P14">js</text:p>
      <text:p text:style-name="P14"><text:s text:c="2"/>console.log(“Bem vindos ao Starter”)</text:p>
      <text:p text:style-name="P8"/>
      <text:list xml:id="list75722911039025" text:continue-list="list2464287923" text:style-name="L3">
        <text:list-item>
          <text:p text:style-name="P35">Maneiras de executar o JavaScript</text:p>
        </text:list-item>
      </text:list>
      <text:list xml:id="list2578009678" text:style-name="L5">
        <text:list-item>
          <text:p text:style-name="P50">Abra o navegador do seu computador e aperte a tecla <text:span text:style-name="T19">F12</text:span>, clique em “<text:span text:style-name="T19">console</text:span>” e pronto, já pode codar.</text:p>
        </text:list-item>
        <text:list-item>
          <text:p text:style-name="P50"><text:a xlink:type="simple" xlink:href="https://codepen.io/" text:style-name="Internet_20_link" text:visited-style-name="Visited_20_Internet_20_Link">https://codepen.io/</text:a></text:p>
        </text:list-item>
        <text:list-item>
          <text:p text:style-name="P50">Visual Studio Code</text:p>
        </text:list-item>
      </text:list>
      <text:p text:style-name="P9"/>
      <text:list xml:id="list75723083303120" text:continue-list="list75722911039025" text:style-name="L3">
        <text:list-item>
          <text:p text:style-name="P36">Adicionando arquivos JS</text:p>
        </text:list-item>
      </text:list>
      <text:list xml:id="list944652901" text:style-name="L6">
        <text:list-item>
          <text:p text:style-name="P51">HTML</text:p>
        </text:list-item>
      </text:list>
      <text:p text:style-name="P21"><text:span text:style-name="T30">&lt;!</text:span><text:span text:style-name="T31">DOCTYPE</text:span> <text:span text:style-name="T20">html</text:span><text:span text:style-name="T30">&gt;</text:span></text:p>
      <text:p text:style-name="P25"><text:span text:style-name="T30">&lt;</text:span><text:span text:style-name="T31">html</text:span> <text:span text:style-name="T20">lang</text:span>=<text:span text:style-name="T29">"en"</text:span><text:span text:style-name="T30">&gt;</text:span></text:p>
      <text:p text:style-name="P25"><text:span text:style-name="T30">&lt;</text:span><text:span text:style-name="T31">head</text:span><text:span text:style-name="T30">&gt;</text:span></text:p>
      <text:p text:style-name="P25"><text:span text:style-name="T30">&lt;</text:span><text:span text:style-name="T31">meta</text:span> <text:span text:style-name="T20">charset</text:span>=<text:span text:style-name="T29">"UTF-8"</text:span><text:span text:style-name="T30">&gt;</text:span></text:p>
      <text:p text:style-name="P25"><text:span text:style-name="T30">&lt;</text:span><text:span text:style-name="T31">meta</text:span> <text:span text:style-name="T20">http-equiv</text:span>=<text:span text:style-name="T29">"X-UA-Compatible"</text:span> <text:span text:style-name="T20">content</text:span>=<text:span text:style-name="T29">"IE=edge"</text:span><text:span text:style-name="T30">&gt;</text:span></text:p>
      <text:p text:style-name="P25"><text:span text:style-name="T30">&lt;</text:span><text:span text:style-name="T31">meta</text:span> <text:span text:style-name="T20">name</text:span>=<text:span text:style-name="T29">"viewport"</text:span> <text:span text:style-name="T20">content</text:span>=<text:span text:style-name="T29">"width=device-width, initial-scale=1.0"</text:span><text:span text:style-name="T30">&gt;</text:span></text:p>
      <text:p text:style-name="P25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25"><text:span text:style-name="T30">&lt;/</text:span><text:span text:style-name="T31">head</text:span><text:span text:style-name="T30">&gt;</text:span></text:p>
      <text:p text:style-name="P25"><text:span text:style-name="T30">&lt;</text:span><text:span text:style-name="T31">body</text:span><text:span text:style-name="T30">&gt;</text:span></text:p>
      <text:p text:style-name="P26"><text:span text:style-name="T30">&lt;</text:span><text:span text:style-name="T31">script</text:span> <text:span text:style-name="T20">src</text:span>= <text:span text:style-name="T29">"./scripts.js"</text:span><text:span text:style-name="T30">&gt;&lt;/</text:span><text:span text:style-name="T31">script</text:span><text:span text:style-name="T30">&gt;</text:span></text:p>
      <text:p text:style-name="P25"><text:span text:style-name="T30">&lt;/</text:span><text:span text:style-name="T31">body</text:span><text:span text:style-name="T30">&gt;</text:span></text:p>
      <text:p text:style-name="P25"><text:span text:style-name="T30">&lt;/</text:span><text:span text:style-name="T31">html</text:span><text:span text:style-name="T30">&gt;</text:span></text:p>
      <text:p text:style-name="P15"/>
      <text:list xml:id="list1805340962" text:style-name="L7">
        <text:list-item>
          <text:p text:style-name="P52">JAVA SCRIPT</text:p>
        </text:list-item>
      </text:list>
      <text:p text:style-name="P19"><text:span text:style-name="T20">console</text:span><text:span text:style-name="T23">.</text:span><text:span text:style-name="T26">log</text:span><text:span text:style-name="T23">(</text:span><text:span text:style-name="T29">'Bem vindos ao Starter!!'</text:span><text:span text:style-name="T23">)</text:span></text:p>
      <text:p text:style-name="P63"/>
      <text:list xml:id="list75721693201672" text:continue-list="list75723083303120" text:style-name="L3">
        <text:list-item>
          <text:p text:style-name="P37">Comentários</text:p>
        </text:list-item>
      </text:list>
      <text:p text:style-name="P28">//Aqui eu tenho um comentário em linha</text:p>
      <text:p text:style-name="P29">/*</text:p>
      <text:p text:style-name="P29">Aqui eu tenho um comentário multi linha (bloco)</text:p>
      <text:p text:style-name="P27"/>
      <text:p text:style-name="P29">o código abaixo escreve alguma mensagem no devtools</text:p>
      <text:p text:style-name="P29">*/</text:p>
      <text:p text:style-name="P27"/>
      <text:p text:style-name="P25"><text:span text:style-name="T20">console</text:span>.<text:span text:style-name="T26">log</text:span>(<text:span text:style-name="T29">'Bem vindos ao Starter!!'</text:span>) <text:span text:style-name="T33">//algum cometário console.log('iria ignorar')</text:span></text:p>
      <text:p text:style-name="P25"><text:span text:style-name="T20">console</text:span>.<text:span text:style-name="T26">log</text:span>(<text:span text:style-name="T29">'não iria ignorar'</text:span>)</text:p>
      <text:p text:style-name="P6"/>
      <text:p text:style-name="P32">Guias estelares</text:p>
      <text:p text:style-name="P18"><text:span text:style-name="T1">O guia estelar de </text:span><text:span text:style-name="T2">JavaScript</text:span></text:p>
      <text:p text:style-name="P4">Tipos de dados</text:p>
      <text:list xml:id="list98171811" text:style-name="L8">
        <text:list-item>
          <text:p text:style-name="P38">Introdução</text:p>
        </text:list-item>
      </text:list>
      <text:list xml:id="list2272559371" text:style-name="L9">
        <text:list-item>
          <text:p text:style-name="P45">Tipos de dados</text:p>
          <text:list>
            <text:list-item>
              <text:p text:style-name="P53">Gramática:</text:p>
              <text:list>
                <text:list-item>
                  <text:p text:style-name="P53">Elementos da linguagem e suas combinações</text:p>
                </text:list-item>
                <text:list-item>
                  <text:p text:style-name="P53">A arte de falar e escrever corretamente</text:p>
                </text:list-item>
              </text:list>
            </text:list-item>
            <text:list-item>
              <text:p text:style-name="P53">Vocabulário:</text:p>
              <text:list>
                <text:list-item>
                  <text:p text:style-name="P53">Conjunto de termos e expressões</text:p>
                </text:list-item>
                <text:list-item>
                  <text:p text:style-name="P53">Agrupamento de palavras</text:p>
                </text:list-item>
              </text:list>
            </text:list-item>
            <text:list-item>
              <text:p text:style-name="P53">Precisamos saber como escrever</text:p>
            </text:list-item>
            <text:list-item>
              <text:p text:style-name="P53">Precisamos saber os significados</text:p>
            </text:list-item>
            <text:list-item>
              <text:p text:style-name="P53">Precisamos continuar aprendendo, para crescer nosso vocabulário</text:p>
            </text:list-item>
          </text:list>
        </text:list-item>
        <text:list-item>
          <text:p text:style-name="P45">Como vai ser a dinâmica do aprendizado?</text:p>
          <text:list>
            <text:list-item>
              <text:p text:style-name="P53">Conceitos e escrita</text:p>
            </text:list-item>
            <text:list-item>
              <text:p text:style-name="P53">Vamos aprender os tipos de dados utilizados na linguagem</text:p>
              <text:list>
                <text:list-item>
                  <text:p text:style-name="P53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0"/>
      <text:list xml:id="list75722930864275" text:continue-list="list98171811" text:style-name="L8">
        <text:list-item>
          <text:p text:style-name="P38">String</text:p>
        </text:list-item>
      </text:list>
      <text:list xml:id="list3124999014" text:style-name="L10">
        <text:list-item>
          <text:p text:style-name="P54">Cadeia de caracteres</text:p>
          <text:list>
            <text:list-item>
              <text:p text:style-name="P54">“” aspas duplas</text:p>
            </text:list-item>
            <text:list-item>
              <text:p text:style-name="P54">‘’ aspas simples</text:p>
            </text:list-item>
            <text:list-item>
              <text:p text:style-name="P54">`` template literais ou tamplate strings (permite multi linhas) e permiter expressões dentro da string (interpolação).Ex. `${1+1}`</text:p>
            </text:list-item>
          </text:list>
        </text:list-item>
      </text:list>
      <text:p text:style-name="P11"/>
      <text:p text:style-name="P22"><text:span text:style-name="T20">console</text:span>.<text:span text:style-name="T26">log</text:span>(<text:span text:style-name="T29">"Thiago Carlos"</text:span>)</text:p>
      <text:p text:style-name="P25"><text:span text:style-name="T20">console</text:span>.<text:span text:style-name="T26">log</text:span>(<text:span text:style-name="T29">'Limeira da Silva'</text:span>)</text:p>
      <text:p text:style-name="P25"><text:span text:style-name="T20">console</text:span>.<text:span text:style-name="T26">log</text:span>(<text:span text:style-name="T29">`com crases eu posso </text:span></text:p>
      <text:p text:style-name="P27"/>
      <text:p text:style-name="P30">quebrar linha</text:p>
      <text:p text:style-name="P27"/>
      <text:p text:style-name="P25"><text:span text:style-name="T29">`</text:span>)</text:p>
      <text:p text:style-name="P27"/>
      <text:p text:style-name="P25"><text:span text:style-name="T20">console</text:span>.<text:span text:style-name="T26">log</text:span>(<text:span text:style-name="T29">"um 'exemplo'com asplas duplas"</text:span>)</text:p>
      <text:p text:style-name="P25"><text:span text:style-name="T20">console</text:span>.<text:span text:style-name="T26">log</text:span>(<text:span text:style-name="T29">'um "exemplo" com aspas simples'</text:span>)</text:p>
      <text:p text:style-name="P25"><text:span text:style-name="T20">console</text:span>.<text:span text:style-name="T26">log</text:span>(<text:span text:style-name="T29">`um "exemplo" com 'crases'`</text:span>)</text:p>
      <text:p text:style-name="P11"/>
      <text:list xml:id="list75722913746496" text:continue-list="list75722930864275" text:style-name="L8">
        <text:list-item>
          <text:p text:style-name="P38">Number</text:p>
        </text:list-item>
      </text:list>
      <text:list xml:id="list2065292823" text:style-name="L11">
        <text:list-item>
          <text:p text:style-name="P70"><text:span text:style-name="T12">N</text:span><text:span text:style-name="T11">úmeros</text:span></text:p>
        </text:list-item>
      </text:list>
      <text:p text:style-name="P12"><text:s text:c="4"/>33 <text:s/>// inteiros</text:p>
      <text:p text:style-name="P12"><text:s text:c="4"/>12.5 // reais - float</text:p>
      <text:p text:style-name="P12"><text:s text:c="4"/>NaN // Not a Number</text:p>
      <text:p text:style-name="P12"><text:s text:c="4"/>Infinity // infinito</text:p>
      <text:p text:style-name="P12"/>
      <text:p text:style-name="P23"><text:span text:style-name="T20">console</text:span>.<text:span text:style-name="T26">log</text:span>(<text:span text:style-name="T34">33</text:span>)</text:p>
      <text:p text:style-name="P25"><text:span text:style-name="T20">console</text:span>.<text:span text:style-name="T26">log</text:span>(-<text:span text:style-name="T34">33</text:span>)</text:p>
      <text:p text:style-name="P25"><text:span text:style-name="T20">console</text:span>.<text:span text:style-name="T26">log</text:span>(<text:span text:style-name="T34">12.5</text:span>)</text:p>
      <text:p text:style-name="P25"><text:soft-page-break/><text:span text:style-name="T20">console</text:span>.<text:span text:style-name="T26">log</text:span>(<text:span text:style-name="T34">12</text:span> + <text:span text:style-name="T34">12</text:span>)</text:p>
      <text:p text:style-name="P25"><text:span text:style-name="T20">console</text:span>.<text:span text:style-name="T26">log</text:span>(<text:span text:style-name="T34">15</text:span> / <text:span text:style-name="T34">3</text:span>)</text:p>
      <text:p text:style-name="P25"><text:span text:style-name="T20">console</text:span>.<text:span text:style-name="T26">log</text:span>(<text:span text:style-name="T34">15</text:span> / <text:span text:style-name="T29">"axsd"</text:span>)</text:p>
      <text:p text:style-name="P20"><text:span text:style-name="T20">console</text:span><text:span text:style-name="T23">.</text:span><text:span text:style-name="T26">log</text:span><text:span text:style-name="T23">(</text:span><text:span text:style-name="T34">12</text:span><text:span text:style-name="T23"> === </text:span><text:span text:style-name="T20">Infinity</text:span><text:span text:style-name="T23">)</text:span></text:p>
      <text:p text:style-name="P12"/>
      <text:list xml:id="list75721585373578" text:continue-list="list75722913746496" text:style-name="L8">
        <text:list-item>
          <text:p text:style-name="P38">Boolean</text:p>
        </text:list-item>
      </text:list>
      <text:list xml:id="list4274881516" text:style-name="L12">
        <text:list-item>
          <text:p text:style-name="P46">Boolean - Booleano</text:p>
          <text:list>
            <text:list-item>
              <text:p text:style-name="P55">é um tipo de dado que só tem 2 valores:</text:p>
            </text:list-item>
          </text:list>
        </text:list-item>
      </text:list>
      <text:p text:style-name="P13"><text:s text:c="4"/>true // verdadeiro</text:p>
      <text:p text:style-name="P13"><text:s text:c="4"/>false // falso</text:p>
      <text:p text:style-name="P13"/>
      <text:p text:style-name="P24"><text:span text:style-name="T20">console</text:span>.<text:span text:style-name="T26">log</text:span>(<text:span text:style-name="T31">true</text:span>)</text:p>
      <text:p text:style-name="P20"><text:span text:style-name="T20">console</text:span><text:span text:style-name="T23">.</text:span><text:span text:style-name="T26">log</text:span><text:span text:style-name="T23">(</text:span><text:span text:style-name="T31">false</text:span><text:span text:style-name="T23">)</text:span></text:p>
      <text:p text:style-name="P13"/>
      <text:list xml:id="list75723296891071" text:continue-list="list75721585373578" text:style-name="L8">
        <text:list-item>
          <text:p text:style-name="P39">Unde<text:span text:style-name="T35">fined vs null</text:span></text:p>
        </text:list-item>
      </text:list>
      <text:list xml:id="list3015186622" text:style-name="L14">
        <text:list-item>
          <text:p text:style-name="P81"><text:span text:style-name="T14">undefined</text:span></text:p>
          <text:list>
            <text:list-item>
              <text:p text:style-name="P71"><text:span text:style-name="T3">indefinido - não existe</text:span></text:p>
            </text:list-item>
          </text:list>
        </text:list-item>
        <text:list-item>
          <text:p text:style-name="P71"><text:span text:style-name="T3">null</text:span></text:p>
          <text:list>
            <text:list-item>
              <text:p text:style-name="P71"><text:span text:style-name="T3">nulo</text:span></text:p>
            </text:list-item>
            <text:list-item>
              <text:p text:style-name="P71"><text:span text:style-name="T3">objeto que não possui nada</text:span></text:p>
            </text:list-item>
            <text:list-item>
              <text:p text:style-name="P71"><text:span text:style-name="T3">diferente de indefinido</text:span></text:p>
            </text:list-item>
          </text:list>
        </text:list-item>
        <text:list-item>
          <text:p text:style-name="P71"><text:span text:style-name="T3">null !== undefinedfined vs null</text:span></text:p>
        </text:list-item>
      </text:list>
      <text:p text:style-name="P56"/>
      <text:p text:style-name="P68"><text:span text:style-name="T20">console</text:span>.<text:span text:style-name="T26">log</text:span>(<text:span text:style-name="T31">undefined</text:span>)</text:p>
      <text:p text:style-name="P25"><text:span text:style-name="T20">console</text:span>.<text:span text:style-name="T26">log</text:span>(<text:span text:style-name="T31">null</text:span>)</text:p>
      <text:p text:style-name="P25"><text:span text:style-name="T20">console</text:span>.<text:span text:style-name="T26">log</text:span>(<text:span text:style-name="T31">null</text:span> === <text:span text:style-name="T31">undefined</text:span>) <text:span text:style-name="T33">//igual</text:span></text:p>
      <text:p text:style-name="P20"><text:span text:style-name="T20">console</text:span><text:span text:style-name="T23">.</text:span><text:span text:style-name="T26">log</text:span><text:span text:style-name="T23">(</text:span><text:span text:style-name="T31">null</text:span><text:span text:style-name="T23"> !== </text:span><text:span text:style-name="T31">undefined</text:span><text:span text:style-name="T23">) </text:span><text:span text:style-name="T33">// diferente</text:span></text:p>
      <text:p text:style-name="P57"/>
      <text:list xml:id="list75721456160758" text:continue-list="list75723296891071" text:style-name="L8">
        <text:list-item>
          <text:p text:style-name="P38">Object</text:p>
        </text:list-item>
      </text:list>
      <text:list xml:id="list3117703637" text:style-name="L15">
        <text:list-item>
          <text:p text:style-name="P58">Object</text:p>
          <text:list>
            <text:list-item>
              <text:p text:style-name="P72"><text:span text:style-name="T4">Objet</text:span><text:span text:style-name="T5">o</text:span></text:p>
            </text:list-item>
            <text:list-item>
              <text:p text:style-name="P72"><text:span text:style-name="T4">Dado estrutural</text:span></text:p>
            </text:list-item>
            <text:list-item>
              <text:p text:style-name="P72"><text:span text:style-name="T4">Proriedades / Atributos</text:span></text:p>
            </text:list-item>
            <text:list-item>
              <text:p text:style-name="P72"><text:span text:style-name="T4">Funcionalidades / Métodos</text:span></text:p>
            </text:list-item>
          </text:list>
        </text:list-item>
        <text:list-item>
          <text:p text:style-name="P72"><text:span text:style-name="T4">{propriedade: "valor"}</text:span></text:p>
        </text:list-item>
      </text:list>
      <text:p text:style-name="P73"><text:span text:style-name="T4"/></text:p>
      <text:p text:style-name="P66"><text:span text:style-name="T20">console</text:span>.<text:span text:style-name="T26">log</text:span>({</text:p>
      <text:p text:style-name="P25"><text:span text:style-name="T20"><text:tab/>name:</text:span> <text:span text:style-name="T29">"Thiago"</text:span>,</text:p>
      <text:p text:style-name="P25"><text:span text:style-name="T20"><text:tab/>idade:</text:span> <text:span text:style-name="T34">33</text:span>,</text:p>
      <text:p text:style-name="P25"><text:span text:style-name="T26"><text:tab/>andar</text:span><text:span text:style-name="T20">:</text:span> <text:span text:style-name="T31">function</text:span>(){</text:p>
      <text:p text:style-name="P25"><text:span text:style-name="T20"><text:tab/><text:tab/>console</text:span>.<text:span text:style-name="T26">log</text:span>(<text:span text:style-name="T29">'andar'</text:span>)</text:p>
      <text:p text:style-name="P25"><text:tab/>}</text:p>
      <text:p text:style-name="P25">})</text:p>
      <text:p text:style-name="P73"/>
      <text:p text:style-name="P73"><text:span text:style-name="T4"/></text:p>
      <text:list xml:id="list75722331656260" text:continue-list="list75721456160758" text:style-name="L8">
        <text:list-item>
          <text:p text:style-name="P38">Array</text:p>
        </text:list-item>
      </text:list>
      <text:list xml:id="list483233222" text:style-name="L16">
        <text:list-item>
          <text:p text:style-name="P74"><text:span text:style-name="T6">Array (vetores)</text:span></text:p>
        </text:list-item>
      </text:list>
      <text:list xml:id="list1287647862" text:style-name="L17">
        <text:list-item>
          <text:list>
            <text:list-item>
              <text:p text:style-name="P75"><text:span text:style-name="T6">Uma lista</text:span></text:p>
            </text:list-item>
          </text:list>
        </text:list-item>
      </text:list>
      <text:list xml:id="list75723328659222" text:continue-list="list483233222" text:style-name="L16">
        <text:list-item>
          <text:list>
            <text:list-item>
              <text:p text:style-name="P74"><text:span text:style-name="T6">Agrupamento de dado</text:span></text:p>
            </text:list-item>
          </text:list>
        </text:list-item>
      </text:list>
      <text:p text:style-name="P59"><text:s text:c="4"/></text:p>
      <text:p text:style-name="P59"><text:s text:c="4"/>["thiago", 33]</text:p>
      <text:p text:style-name="P59"/>
      <text:p text:style-name="P69"><text:soft-page-break/><text:span text:style-name="T20">console</text:span>.<text:span text:style-name="T26">log</text:span>([<text:span text:style-name="T29">"Thiago"</text:span>, <text:span text:style-name="T34">33</text:span>])</text:p>
      <text:p text:style-name="P25"><text:span text:style-name="T20">console</text:span>.<text:span text:style-name="T26">log</text:span>([</text:p>
      <text:p text:style-name="P25"><text:span text:style-name="T29"><text:tab/>"leite"</text:span>,</text:p>
      <text:p text:style-name="P25"><text:span text:style-name="T29"><text:tab/>"ovos"</text:span>,</text:p>
      <text:p text:style-name="P25"><text:span text:style-name="T34"><text:tab/>2</text:span>,</text:p>
      <text:p text:style-name="P25"><text:span text:style-name="T34"><text:tab/>3</text:span>,</text:p>
      <text:p text:style-name="P20"><text:span text:style-name="T23">])</text:span></text:p>
      <text:p text:style-name="P59"/>
      <text:list xml:id="list75722734802447" text:continue-list="list75722331656260" text:style-name="L8">
        <text:list-item>
          <text:p text:style-name="P38">Conclusão</text:p>
        </text:list-item>
      </text:list>
      <text:list xml:id="list499098028" text:style-name="L18">
        <text:list-item>
          <text:p text:style-name="P76"><text:span text:style-name="T7">Tipos de dados</text:span></text:p>
        </text:list-item>
      </text:list>
      <text:p text:style-name="P77"><text:span text:style-name="T7"><text:tab/>Conforme o ECMAScrept standard temos 9 tipos de dados:</text:span></text:p>
      <text:list xml:id="list2270482252" text:style-name="L19">
        <text:list-item>
          <text:list>
            <text:list-item>
              <text:p text:style-name="P83"><text:span text:style-name="T8">Data types</text:span></text:p>
              <text:list>
                <text:list-item>
                  <text:p text:style-name="P83"><text:span text:style-name="T8">Primitive / Primitive value</text:span></text:p>
                </text:list-item>
                <text:list-item>
                  <text:p text:style-name="P83"><text:span text:style-name="T8">Structural</text:span></text:p>
                </text:list-item>
                <text:list-item>
                  <text:p text:style-name="P83"><text:span text:style-name="T8">Structural Primitive</text:span></text:p>
                </text:list-item>
              </text:list>
            </text:list-item>
          </text:list>
        </text:list-item>
        <text:list-item>
          <text:p text:style-name="P83"><text:span text:style-name="T8">Primitivos</text:span></text:p>
          <text:list>
            <text:list-item>
              <text:p text:style-name="P83"><text:span text:style-name="T8">String</text:span></text:p>
            </text:list-item>
            <text:list-item>
              <text:p text:style-name="P83"><text:span text:style-name="T8">Number</text:span></text:p>
            </text:list-item>
            <text:list-item>
              <text:p text:style-name="P83"><text:span text:style-name="T8">Boolean</text:span></text:p>
            </text:list-item>
            <text:list-item>
              <text:p text:style-name="P83"><text:span text:style-name="T8">undefined</text:span></text:p>
            </text:list-item>
            <text:list-item>
              <text:p text:style-name="P83"><text:span text:style-name="T8">Symbol</text:span></text:p>
            </text:list-item>
            <text:list-item>
              <text:p text:style-name="P83"><text:span text:style-name="T8">BigInt</text:span></text:p>
            </text:list-item>
          </text:list>
        </text:list-item>
        <text:list-item>
          <text:p text:style-name="P83"><text:span text:style-name="T8">Estruturais</text:span></text:p>
          <text:list>
            <text:list-item>
              <text:p text:style-name="P83"><text:span text:style-name="T8">Object</text:span></text:p>
              <text:list>
                <text:list-item>
                  <text:p text:style-name="P83"><text:span text:style-name="T8">Array</text:span></text:p>
                </text:list-item>
                <text:list-item>
                  <text:p text:style-name="P83"><text:span text:style-name="T8">Map</text:span></text:p>
                </text:list-item>
                <text:list-item>
                  <text:p text:style-name="P83"><text:span text:style-name="T8">SetembroDate</text:span></text:p>
                </text:list-item>
                <text:list-item>
                  <text:p text:style-name="P83"><text:span text:style-name="T8">…</text:span></text:p>
                </text:list-item>
              </text:list>
            </text:list-item>
            <text:list-item>
              <text:p text:style-name="P83"><text:span text:style-name="T8">Function</text:span></text:p>
            </text:list-item>
          </text:list>
        </text:list-item>
        <text:list-item>
          <text:p text:style-name="P83"><text:span text:style-name="T8">primitivo Estrutural / Structural Root Primitive</text:span></text:p>
          <text:list>
            <text:list-item>
              <text:p text:style-name="P83"><text:span text:style-name="T8">null</text:span></text:p>
            </text:list-item>
          </text:list>
        </text:list-item>
      </text:list>
      <text:p text:style-name="P84"><text:span text:style-name="T8"/></text:p>
      <text:p text:style-name="P92">Guias estelares</text:p>
      <text:p text:style-name="P85"><text:span text:style-name="T1">O guia estelar de </text:span><text:span text:style-name="T2">JavaScript</text:span></text:p>
      <text:p text:style-name="P62"><text:span text:style-name="T36">Variáveis</text:span></text:p>
      <text:list xml:id="list1095119745" text:style-name="L20">
        <text:list-item>
          <text:p text:style-name="P40">Conhecendo as variáveis</text:p>
        </text:list-item>
      </text:list>
      <text:list xml:id="list3506052664" text:style-name="L21">
        <text:list-item>
          <text:p text:style-name="P78"><text:span text:style-name="T9">Variáveis</text:span></text:p>
          <text:list>
            <text:list-item>
              <text:p text:style-name="P86"><text:span text:style-name="T8">Nomes simbólicos para receber algum valor;</text:span></text:p>
            </text:list-item>
            <text:list-item>
              <text:p text:style-name="P86"><text:span text:style-name="T8">Atalhos de código;</text:span></text:p>
            </text:list-item>
            <text:list-item>
              <text:p text:style-name="P86"><text:span text:style-name="T8">Identificadores;</text:span></text:p>
            </text:list-item>
            <text:list-item>
              <text:p text:style-name="P86"><text:span text:style-name="T8">3 palavras reservadas para criar uma variável:</text:span></text:p>
              <text:list>
                <text:list-item>
                  <text:p text:style-name="P86"><text:span text:style-name="T8">var</text:span></text:p>
                </text:list-item>
                <text:list-item>
                  <text:p text:style-name="P86"><text:span text:style-name="T8">let</text:span></text:p>
                </text:list-item>
                <text:list-item>
                  <text:p text:style-name="P86"><text:span text:style-name="T8">const</text:span></text:p>
                </text:list-item>
              </text:list>
            </text:list-item>
          </text:list>
        </text:list-item>
      </text:list>
      <text:p text:style-name="P87"><text:span text:style-name="T8"/></text:p>
      <text:p text:style-name="P88"><text:span text:style-name="T15">// var</text:span></text:p>
      <text:p text:style-name="P25"><text:span text:style-name="T31">var</text:span> <text:span text:style-name="T20">clima</text:span> = <text:span text:style-name="T29">"Quente"</text:span></text:p>
      <text:p text:style-name="P25"><text:span text:style-name="T20">clima</text:span> = <text:span text:style-name="T29">"Frio"</text:span></text:p>
      <text:p text:style-name="P27"/>
      <text:p text:style-name="P25"><text:span text:style-name="T20">console</text:span>.<text:span text:style-name="T26">log</text:span>(<text:span text:style-name="T20">clima</text:span>)</text:p>
      <text:p text:style-name="P27"/>
      <text:p text:style-name="P29">// let</text:p>
      <text:p text:style-name="P25"><text:span text:style-name="T31">let</text:span> <text:span text:style-name="T20">dia</text:span> = <text:span text:style-name="T29">"Wednesday"</text:span></text:p>
      <text:p text:style-name="P25"><text:span text:style-name="T20">dia</text:span> = <text:span text:style-name="T29">"Friday"</text:span></text:p>
      <text:p text:style-name="P27"/>
      <text:p text:style-name="P25"><text:span text:style-name="T20">console</text:span>.<text:span text:style-name="T26">log</text:span>(<text:span text:style-name="T20">dia</text:span>)</text:p>
      <text:p text:style-name="P27"/>
      <text:p text:style-name="P29">// cont - não pode mudar o valor</text:p>
      <text:p text:style-name="P25"><text:span text:style-name="T31">const</text:span> <text:span text:style-name="T37">mes</text:span> = <text:span text:style-name="T29">"April"</text:span></text:p>
      <text:p text:style-name="P29">//mes = "Octuber"</text:p>
      <text:p text:style-name="P27"/>
      <text:p text:style-name="P27"><text:span text:style-name="T22">console</text:span><text:span text:style-name="T25">.</text:span><text:span text:style-name="T28">log</text:span><text:span text:style-name="T25">(</text:span><text:span text:style-name="T39">mes</text:span><text:span text:style-name="T25">)</text:span></text:p>
      <text:p text:style-name="P87"><text:span text:style-name="T8"/></text:p>
      <text:list xml:id="list75721654978937" text:continue-list="list1095119745" text:style-name="L20">
        <text:list-item>
          <text:p text:style-name="P40">Tipos dinâmicos</text:p>
        </text:list-item>
      </text:list>
      <text:list xml:id="list1042731775" text:style-name="L22">
        <text:list-item>
          <text:p text:style-name="P79"><text:span text:style-name="T10">O JS é uma linguagem fracamente tipada e dinâmica:</text:span></text:p>
          <text:list>
            <text:list-item>
              <text:p text:style-name="P79"><text:span text:style-name="T10">Variáveis não precisam ter um tipo previamente definido;</text:span></text:p>
            </text:list-item>
            <text:list-item>
              <text:p text:style-name="P79"><text:span text:style-name="T10">Podemos mudar o conteúdo da variável.</text:span></text:p>
            </text:list-item>
          </text:list>
        </text:list-item>
      </text:list>
      <text:p text:style-name="P80"><text:span text:style-name="T10"/></text:p>
      <text:p text:style-name="P65"><text:span text:style-name="T31">let</text:span> <text:span text:style-name="T20">clima</text:span>:<text:span text:style-name="T40">String</text:span> = <text:span text:style-name="T29">""</text:span> <text:span text:style-name="T33">// fortemente tipada e estática</text:span></text:p>
      <text:p text:style-name="P64"><text:span text:style-name="T20">console</text:span>.<text:span text:style-name="T26">log</text:span>(<text:span text:style-name="T20">clima</text:span>)</text:p>
      <text:p text:style-name="P90"/>
      <text:p text:style-name="P64"><text:span text:style-name="T31">let</text:span> <text:span text:style-name="T20">clima</text:span> = <text:span text:style-name="T29">""</text:span></text:p>
      <text:p text:style-name="P90"><text:span text:style-name="T21">console</text:span><text:span text:style-name="T24">.</text:span><text:span text:style-name="T27">log</text:span><text:span text:style-name="T24">(</text:span><text:span text:style-name="T32">typeof</text:span><text:span text:style-name="T24"> </text:span><text:span text:style-name="T21">clima</text:span><text:span text:style-name="T24">)</text:span></text:p>
      <text:p text:style-name="P80"><text:span text:style-name="T10"/></text:p>
      <text:list xml:id="list75721458463412" text:continue-list="list75721654978937" text:style-name="L20">
        <text:list-item>
          <text:p text:style-name="P41">Scope e var</text:p>
        </text:list-item>
      </text:list>
      <text:p text:style-name="P61"/>
      <text:list xml:id="list75722736906155" text:continue-numbering="true" text:style-name="L20">
        <text:list-item>
          <text:p text:style-name="P41">Scope let e const</text:p>
        </text:list-item>
      </text:list>
      <text:p text:style-name="P60"/>
      <text:list xml:id="list75722504126369" text:continue-numbering="true" text:style-name="L20">
        <text:list-item>
          <text:p text:style-name="P40">Nomeando variáveis</text:p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28T07:57:21.209868105</dc:date>
    <meta:editing-duration>PT55M13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6" meta:paragraph-count="223" meta:word-count="872" meta:character-count="5304" meta:non-whitespace-character-count="4734"/>
  </office:meta>
</office:document-meta>
</file>